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45">
      <style:text-properties fo:font-family="GenRyuMin2 JP SB" style:font-family-asian="GenRyuMin2 JP SB" style:font-family-complex="GenRyuMin2 JP SB" fo:font-size="14pt"/>
    </style:style>
    <style:style style:family="text" style:name="T46">
      <style:text-properties fo:font-family="GenRyuMin2 JP SB" style:font-family-complex="GenRyuMin2 JP SB" fo:font-size="14pt"/>
    </style:style>
    <style:style style:family="paragraph" style:name="P40">
      <style:paragraph-properties/>
      <style:text-properties fo:font-family="GenRyuMin2 JP SB" style:font-family-complex="GenRyuMin2 JP SB" fo:font-size="12pt"/>
    </style:style>
    <style:style style:family="text" style:name="T47">
      <style:text-properties fo:font-family="GenRyuMin2 JP SB" style:font-family-asian="GenRyuMin2 JP SB" style:font-family-complex="GenRyuMin2 JP SB" fo:font-size="12pt"/>
    </style:style>
    <style:style style:family="text" style:name="T48">
      <style:text-properties fo:font-family="GenRyuMin2 JP SB" style:font-family-asian="GenRyuMin2 JP SB" style:font-family-complex="GenRyuMin2 JP SB" fo:font-size="12pt"/>
    </style:style>
    <style:style style:family="text" style:name="T49">
      <style:text-properties fo:font-size="9pt"/>
    </style:style>
  </office:automatic-styles>
  <office:body>
    <office:text text:use-soft-page-breaks="true">
      <text:p text:style-name="P39"><text:span text:style-name="T45">Japanese Songs with Romaji</text:span><text:span text:style-name="T46"/></text:p>
      <text:p text:style-name="P40"><text:span text:style-name="T47">By wintergreen6631</text:span><text:span text:style-name="T48"/><text:span text:style-name="T4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1">
      <style:paragraph-properties/>
      <style:text-properties fo:color="#000000" fo:font-family="Liberation Serif" style:font-family-asian="Noto Serif CJK JP" style:font-family-complex="Lohit Devanagari" fo:font-size="12pt" fo:language="en" fo:country="US"/>
    </style:style>
    <style:style style:parent-style-name="661" style:display-name="Standard" style:family="paragraph" style:name="662">
      <style:paragraph-properties/>
    </style:style>
    <style:style style:parent-style-name="662" style:display-name="Heading" style:family="paragraph" style:name="663">
      <style:paragraph-properties fo:margin-top="12pt" fo:margin-bottom="6pt"/>
      <style:text-properties fo:font-family="Liberation Sans" style:font-family-asian="Noto Sans CJK JP" style:font-family-complex="Lohit Devanagari" fo:font-size="14pt"/>
    </style:style>
    <style:style style:parent-style-name="662" style:display-name="Text body" style:family="paragraph" style:name="664">
      <style:paragraph-properties fo:line-height="115%" fo:margin-top="0pt" fo:margin-bottom="7pt"/>
    </style:style>
    <style:style style:parent-style-name="664" style:display-name="List" style:family="paragraph" style:name="665">
      <style:paragraph-properties/>
      <style:text-properties style:font-family-complex="Lohit Devanagari"/>
    </style:style>
    <style:style style:parent-style-name="662" style:display-name="Caption" style:family="paragraph" style:name="666">
      <style:paragraph-properties fo:margin-top="6pt" fo:margin-bottom="6pt"/>
      <style:text-properties style:font-family-complex="Lohit Devanagari" fo:font-size="12pt" fo:font-style="italic"/>
    </style:style>
    <style:style style:parent-style-name="662" style:display-name="Index" style:family="paragraph" style:name="667">
      <style:paragraph-properties/>
      <style:text-properties style:font-family-complex="Lohit Devanagari"/>
    </style:style>
    <style:style style:parent-style-name="661" style:display-name="Rubies" style:family="text" style:name="668">
      <style:paragraph-properties/>
      <style:text-properties fo:font-size="6pt" style:text-underline-type="none" style:text-underline-width="auto"/>
    </style:style>
    <style:style style:parent-style-name="661" style:display-name="Source Text" style:family="text" style:name="669">
      <style:paragraph-properties/>
      <style:text-properties fo:font-family="Liberation Mono" style:font-family-asian="Noto Sans Mono CJK JP" style:font-family-complex="Liberation Mono"/>
    </style:style>
    <style:style style:parent-style-name="661" style:display-name="User Entry" style:family="text" style:name="670">
      <style:paragraph-properties/>
      <style:text-properties fo:font-family="Liberation Mono" style:font-family-asian="Noto Sans Mono CJK JP" style:font-family-complex="Liberation Mono"/>
    </style:style>
    <style:style style:parent-style-name="661" style:display-name="Variable" style:family="text" style:name="671">
      <style:paragraph-properties/>
      <style:text-properties fo:font-style="italic"/>
    </style:style>
    <style:style style:parent-style-name="661" style:display-name="Emphasis" style:family="text" style:name="672">
      <style:paragraph-properties/>
      <style:text-properties fo:font-style="italic"/>
    </style:style>
    <style:style style:parent-style-name="661" style:display-name="Footnote anchor" style:family="text" style:name="673">
      <style:paragraph-properties/>
      <style:text-properties style:text-position="super 58%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27cm" fo:margin-bottom="1.27cm" fo:margin-left="1.27cm" fo:margin-right="1.27cm"/>
    </style:page-layout>
    <style:page-layout style:name="Mpm2">
      <style:page-layout-properties fo:page-width="21cm" fo:page-height="29.7cm" style:print-orientation="portrait" fo:margin-top="1.27cm" fo:margin-bottom="1.27cm" fo:margin-left="1.27cm" fo:margin-right="1.27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  <meta:creation-date>2025-09-11T03:51:07Z</meta:creation-date>
  </office:meta>
</office:document-meta>
</file>